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4.94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5.1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2.25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3.67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084cm" fo:min-width="5.51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6.361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448cm" fo:min-width="7.20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4" draw:id="id4" draw:layer="layout" svg:width="7.7cm" svg:height="2.4cm" svg:x="11.1cm" svg:y="8.1cm">
          <text:p text:style-name="P1">Сетевой интерфей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8cm" svg:height="2.4cm" svg:x="10.1cm" svg:y="14.6cm">
          <text:p text:style-name="P1">Менеджер раздач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3.9cm" svg:height="2.4cm" svg:x="7.7cm" svg:y="19.1cm">
          <text:p text:style-name="P1">Раздач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3.9cm" svg:height="2.4cm" svg:x="12.3cm" svg:y="20cm">
          <text:p text:style-name="P1">Раздач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6" draw:id="id6" draw:layer="layout" svg:width="3.9cm" svg:height="2.4cm" svg:x="16.4cm" svg:y="17.8cm">
          <text:p text:style-name="P1">Раздач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3.9cm" svg:height="2.4cm" svg:x="1.7cm" svg:y="1.4cm">
          <text:p text:style-name="P1">Узел D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" draw:id="id1" draw:layer="layout" svg:width="5.9cm" svg:height="2.4cm" svg:x="2.3cm" svg:y="4.9cm">
          <text:p text:style-name="P1">Супервизо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" draw:id="id2" draw:layer="layout" svg:width="8.501cm" svg:height="3.3cm" svg:x="1.199cm" svg:y="11.1cm">
          <text:p text:style-name="P1">Загрузчик</text:p>
          <text:p text:style-name="P1">(менеджер загрузок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9.701cm" svg:height="2.4cm" svg:x="10.5cm" svg:y="4.4cm">
          <text:p text:style-name="P1">Шифратор-дешифрато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10.901cm" svg:height="2.4cm" svg:x="7.3cm" svg:y="1.3cm">
          <text:p text:style-name="P1">Пользовательский интерфей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5.25cm" svg:y1="7.3cm" svg:x2="5.449cm" svg:y2="11.1cm" draw:start-shape="id1" draw:start-glue-point="8" draw:end-shape="id2" svg:d="M5250 7300l199 3800" svg:viewBox="0 0 200 3801">
          <text:p/>
        </draw:connector>
        <draw:connector draw:style-name="gr8" draw:text-style-name="P3" draw:layer="layout" draw:type="line" svg:x1="7.336cm" svg:y1="6.949cm" svg:x2="14.1cm" svg:y2="14.6cm" draw:start-shape="id1" draw:start-glue-point="9" draw:end-shape="id3" draw:end-glue-point="4" svg:d="M7336 6949l6764 7651" svg:viewBox="0 0 6765 7652">
          <text:p/>
        </draw:connector>
        <draw:connector draw:style-name="gr8" draw:text-style-name="P3" draw:layer="layout" draw:type="line" svg:x1="7.336cm" svg:y1="6.949cm" svg:x2="11.1cm" svg:y2="9.3cm" draw:start-shape="id1" draw:start-glue-point="9" draw:end-shape="id4" svg:d="M7336 6949l3764 2351" svg:viewBox="0 0 3765 2352">
          <text:p/>
        </draw:connector>
        <draw:connector draw:style-name="gr8" draw:text-style-name="P3" draw:layer="layout" draw:type="line" svg:x1="14.95cm" svg:y1="8.1cm" svg:x2="15.351cm" svg:y2="6.8cm" draw:start-shape="id4" draw:start-glue-point="4" draw:end-shape="id5" draw:end-glue-point="8" svg:d="M14950 8100l401-1300" svg:viewBox="0 0 402 1301">
          <text:p/>
        </draw:connector>
        <draw:connector draw:style-name="gr8" draw:text-style-name="P3" draw:layer="layout" draw:type="line" svg:x1="16.929cm" svg:y1="16.649cm" svg:x2="18.35cm" svg:y2="17.8cm" draw:start-shape="id3" draw:start-glue-point="9" draw:end-shape="id6" draw:end-glue-point="4" svg:d="M16929 16649l1421 1151" svg:viewBox="0 0 1422 1152">
          <text:p/>
        </draw:connector>
        <draw:connector draw:style-name="gr8" draw:text-style-name="P3" draw:layer="layout" draw:type="line" svg:x1="14.1cm" svg:y1="17cm" svg:x2="14.25cm" svg:y2="20cm" draw:start-shape="id3" draw:start-glue-point="8" draw:end-shape="id7" svg:d="M14100 17000l150 3000" svg:viewBox="0 0 151 3001">
          <text:p/>
        </draw:connector>
        <draw:connector draw:style-name="gr8" draw:text-style-name="P3" draw:layer="layout" draw:type="line" svg:x1="11.271cm" svg:y1="16.649cm" svg:x2="9.65cm" svg:y2="19.1cm" draw:start-shape="id3" draw:start-glue-point="7" draw:end-shape="id8" draw:end-glue-point="4" svg:d="M11271 16649l-1621 2451" svg:viewBox="0 0 1622 2452">
          <text:p/>
        </draw:connector>
        <draw:connector draw:style-name="gr8" draw:text-style-name="P3" draw:layer="layout" draw:type="line" svg:x1="8.456cm" svg:y1="13.917cm" svg:x2="11.271cm" svg:y2="14.951cm" draw:start-shape="id2" draw:start-glue-point="9" draw:end-shape="id3" draw:end-glue-point="5" svg:d="M8456 13917l2815 1034" svg:viewBox="0 0 2816 1035">
          <text:p/>
        </draw:connector>
        <draw:connector draw:style-name="gr8" draw:text-style-name="P3" draw:layer="layout" draw:type="line" svg:x1="5.25cm" svg:y1="4.9cm" svg:x2="5.029cm" svg:y2="3.449cm" draw:start-shape="id1" draw:start-glue-point="4" draw:end-shape="id9" draw:end-glue-point="9" svg:d="M5250 4900l-221-1451" svg:viewBox="0 0 222 1452">
          <text:p/>
        </draw:connector>
        <draw:connector draw:style-name="gr9" draw:text-style-name="P3" draw:layer="layout" draw:type="line" svg:x1="7.336cm" svg:y1="5.251cm" svg:x2="8.896cm" svg:y2="3.349cm" draw:start-shape="id1" draw:start-glue-point="11" draw:end-shape="id10" draw:end-glue-point="7" svg:d="M7336 5251l1560-1902" svg:viewBox="0 0 1561 1903">
          <text:p/>
        </draw:connector>
        <draw:connector draw:style-name="gr8" draw:text-style-name="P3" draw:layer="layout" draw:type="line" svg:x1="14.95cm" svg:y1="10.5cm" svg:x2="14.1cm" svg:y2="14.6cm" draw:start-shape="id4" draw:start-glue-point="8" draw:end-shape="id3" draw:end-glue-point="4" svg:d="M14950 10500l-850 4100" svg:viewBox="0 0 851 4101">
          <text:p/>
        </draw:connector>
        <draw:connector draw:style-name="gr8" draw:text-style-name="P3" draw:layer="layout" draw:type="line" svg:x1="12.227cm" svg:y1="10.149cm" svg:x2="8.456cm" svg:y2="11.583cm" draw:start-shape="id4" draw:start-glue-point="7" draw:end-shape="id2" draw:end-glue-point="11" svg:d="M12227 10149l-3771 1434" svg:viewBox="0 0 3772 1435">
          <text:p/>
        </draw:connector>
        <draw:connector draw:style-name="gr8" draw:text-style-name="P3" draw:layer="layout" draw:type="line" svg:x1="8.2cm" svg:y1="6.1cm" svg:x2="10.5cm" svg:y2="5.6cm" draw:start-shape="id1" draw:start-glue-point="10" draw:end-shape="id5" draw:end-glue-point="6" svg:d="M8200 6100l2300-500" svg:viewBox="0 0 230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20:46:10.645902864</meta:creation-date>
    <dc:date>2018-02-27T21:01:38.345957939</dc:date>
    <meta:editing-duration>PT5M5S</meta:editing-duration>
    <meta:editing-cycles>1</meta:editing-cycles>
    <meta:document-statistic meta:object-count="23"/>
    <meta:generator>LibreOffice/5.4.4.2$Linux_X86_64 LibreOffice_project/40m0$Build-2</meta:generator>
  </office:meta>
</office:document-meta>
</file>